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HelveticaNeueW01-45Ligh" svg:font-family="HelveticaNeueW01-45Ligh, HelveticaRegular"/>
    <style:font-face style:name="Mangal1" svg:font-family="Mangal"/>
    <style:font-face style:name="colour sansregular" svg:font-family="'colour sansregular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8e918" officeooo:paragraph-rsid="0018e918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8e918" officeooo:paragraph-rsid="0018e918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8e918" officeooo:paragraph-rsid="0018e91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2e414" officeooo:paragraph-rsid="0022e41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paragraph-rsid="0018e918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018e918"/>
    </style:style>
    <style:style style:name="P7" style:family="paragraph" style:parent-style-name="Standard">
      <style:paragraph-properties fo:text-align="justify" style:justify-single-word="false"/>
      <style:text-properties fo:font-size="14pt" officeooo:paragraph-rsid="0018e918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3465a4" fo:font-size="14pt" officeooo:paragraph-rsid="0018e918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 fo:background-color="#ffff00">
        <style:background-image/>
      </style:paragraph-properties>
      <style:text-properties fo:font-variant="normal" fo:text-transform="none" fo:color="#ff6600" style:font-name="Liberation Serif" fo:font-size="12pt" fo:letter-spacing="normal" fo:font-style="normal" fo:font-weight="normal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 fo:background-color="#ffff00">
        <style:background-image/>
      </style:paragraph-properties>
      <style:text-properties fo:color="#ff6600" style:font-name="Liberation Serif" fo:font-size="12pt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style:contextual-spacing="false" style:line-height-at-least="0.529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style:contextual-spacing="false" style:line-height-at-least="0.529cm" fo:text-align="justify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1e4326" officeooo:paragraph-rsid="001e4326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style:line-height-at-least="0.529cm" fo:text-align="justify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1faada" officeooo:paragraph-rsid="001faada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style:line-height-at-least="0.529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Liberation Serif" fo:font-size="12pt" fo:letter-spacing="normal" fo:font-style="normal" fo:font-weight="normal" fo:background-color="#ff3333" style:font-size-asian="12pt" style:font-size-complex="12pt"/>
    </style:style>
    <style:style style:name="P17" style:family="paragraph" style:parent-style-name="Text_20_body">
      <style:paragraph-properties fo:margin-left="0cm" fo:margin-right="0cm" fo:margin-top="0cm" fo:margin-bottom="0cm" style:contextual-spacing="false" style:line-height-at-least="0.529cm" fo:text-align="center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465a4" style:font-name="Liberation Serif" fo:font-size="14pt" fo:letter-spacing="normal" fo:font-style="normal" fo:font-weight="bold" officeooo:rsid="001e4326" officeooo:paragraph-rsid="001e4326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margin-left="0cm" fo:margin-right="0cm" fo:margin-top="0cm" fo:margin-bottom="0cm" style:contextual-spacing="false" style:line-height-at-least="0.529cm" fo:text-indent="0cm" style:auto-text-indent="false" fo:background-color="transparent" fo:padding="0cm" fo:border="none">
        <style:background-image/>
      </style:paragraph-properties>
    </style:style>
    <style:style style:name="P19" style:family="paragraph" style:parent-style-name="Text_20_body">
      <style:paragraph-properties fo:margin-left="0cm" fo:margin-right="0cm" fo:margin-top="0cm" fo:margin-bottom="0cm" style:contextual-spacing="false" style:line-height-at-least="0.529cm" fo:text-indent="0cm" style:auto-text-indent="false" fo:background-color="transparent" fo:padding="0cm" fo:border="none">
        <style:background-image/>
      </style:paragraph-properties>
      <style:text-properties style:use-window-font-color="true" officeooo:rsid="001a97b0" fo:background-color="transparent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erif" fo:font-size="22pt" fo:font-weight="bold" style:font-size-asian="22pt" style:font-weight-asian="bold" style:font-size-complex="22pt" style:font-weight-complex="bold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>
        <style:background-image/>
      </style:paragraph-properties>
      <style:text-properties fo:color="#3465a4" style:font-name="Liberation Serif" fo:font-size="12pt" fo:font-weight="bold" officeooo:rsid="00213098" officeooo:paragraph-rsid="00213098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>
        <style:background-image/>
      </style:paragraph-properties>
      <style:text-properties fo:color="#3465a4" style:font-name="Liberation Serif" fo:font-size="12pt" fo:font-weight="bold" officeooo:rsid="0022e414" officeooo:paragraph-rsid="0022e414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background-image/>
      </style:paragraph-properties>
      <style:text-properties fo:color="#3465a4" style:font-name="Liberation Serif" fo:font-size="14pt" fo:font-weight="bold" officeooo:rsid="00213098" officeooo:paragraph-rsid="00213098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>
        <style:background-image/>
      </style:paragraph-properties>
      <style:text-properties fo:color="#3465a4" style:font-name="Liberation Serif" fo:font-size="13pt" fo:font-weight="bold" officeooo:rsid="0022e414" officeooo:paragraph-rsid="0022e414" style:font-size-asian="13pt" style:font-weight-asian="bold" style:font-size-complex="13pt" style:font-weight-complex="bold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 fo:background-color="#ccff00">
        <style:background-image/>
      </style:paragraph-properties>
      <style:text-properties style:font-name="Liberation Serif" fo:font-size="12pt" fo:background-color="#ccff66" style:font-size-asian="12pt" style:font-size-complex="12pt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 fo:background-color="#ff3333">
        <style:background-image/>
      </style:paragraph-properties>
      <style:text-properties fo:color="#000000" style:font-name="Liberation Serif" fo:font-size="12pt" fo:background-color="transparent" style:font-size-asian="12pt" style:font-size-complex="12pt"/>
    </style:style>
    <style:style style:name="P27" style:family="paragraph" style:parent-style-name="Heading_20_2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18e918" style:font-size-asian="12pt" style:font-size-complex="12pt"/>
    </style:style>
    <style:style style:name="P28" style:family="paragraph" style:parent-style-name="Heading_20_2">
      <style:paragraph-properties fo:margin-left="0cm" fo:margin-right="0cm" fo:margin-top="0cm" fo:margin-bottom="0cm" style:contextual-spacing="false" style:line-height-at-least="0.529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1a97b0" fo:background-color="transparent" style:font-size-asian="12pt" style:font-size-complex="12pt"/>
    </style:style>
    <style:style style:name="P29" style:family="paragraph" style:parent-style-name="Heading_20_2">
      <style:paragraph-properties fo:margin-left="0cm" fo:margin-right="0cm" fo:margin-top="0cm" fo:margin-bottom="0cm" style:contextual-spacing="false" style:line-height-at-least="0.529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use-window-font-color="true" style:font-name="Liberation Serif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P30" style:family="paragraph" style:parent-style-name="Heading_20_4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Liberation Serif" fo:font-size="22pt" fo:letter-spacing="normal" fo:font-style="normal" fo:font-weight="bold" officeooo:rsid="001faada" officeooo:paragraph-rsid="001faada" fo:background-color="transparent" style:font-size-asian="22pt" style:font-weight-asian="normal" style:font-size-complex="22pt" style:font-weight-complex="normal"/>
    </style:style>
    <style:style style:name="P31" style:family="paragraph" style:parent-style-name="Heading_20_4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ff66" style:font-name="Liberation Serif" fo:font-size="12pt" fo:letter-spacing="normal" fo:font-style="normal" fo:font-weight="bold" officeooo:rsid="001faada" officeooo:paragraph-rsid="001faada" fo:background-color="#0000ff" style:font-size-asian="12pt" style:font-weight-asian="normal" style:font-size-complex="12pt" style:font-weight-complex="normal"/>
    </style:style>
    <style:style style:name="P32" style:family="paragraph" style:parent-style-name="Heading_20_4">
      <style:paragraph-properties fo:margin-left="0cm" fo:margin-right="0cm" fo:margin-top="0cm" fo:margin-bottom="0cm" style:contextual-spacing="false" fo:line-height="100%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ffff66" style:font-name="Liberation Serif" fo:font-size="12pt" fo:letter-spacing="normal" fo:font-style="normal" fo:font-weight="bold" officeooo:rsid="001a97b0" fo:background-color="#ff6600" style:font-size-asian="12pt" style:font-size-complex="12pt"/>
    </style:style>
    <style:style style:name="P33" style:family="paragraph" style:parent-style-name="Heading_20_4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ff3333" style:font-name="Liberation Serif" fo:font-size="12pt" fo:letter-spacing="normal" fo:font-style="normal" fo:font-weight="bold" fo:background-color="#ff99ff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e918" style:font-weight-asian="bold" style:font-weight-complex="bold"/>
    </style:style>
    <style:style style:name="T3" style:family="text">
      <style:text-properties fo:font-weight="bold" officeooo:rsid="001a97b0" style:font-weight-asian="bold" style:font-weight-complex="bold"/>
    </style:style>
    <style:style style:name="T4" style:family="text">
      <style:text-properties fo:font-weight="bold" officeooo:rsid="001e4326" style:font-weight-asian="bold" style:font-weight-complex="bold"/>
    </style:style>
    <style:style style:name="T5" style:family="text">
      <style:text-properties officeooo:rsid="001a97b0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1e4326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fo:letter-spacing="normal" fo:font-style="normal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variant="normal" fo:text-transform="none" fo:color="#000000" fo:letter-spacing="normal" fo:font-style="normal" fo:font-weight="normal" officeooo:rsid="0022e414"/>
    </style:style>
    <style:style style:name="T11" style:family="text">
      <style:text-properties fo:font-variant="normal" fo:text-transform="none" fo:letter-spacing="normal" fo:font-style="normal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color="#0000ff" fo:letter-spacing="normal" fo:font-style="normal" fo:font-weight="normal"/>
    </style:style>
    <style:style style:name="T14" style:family="text">
      <style:text-properties officeooo:rsid="001e4326"/>
    </style:style>
    <style:style style:name="T15" style:family="text">
      <style:text-properties officeooo:rsid="001faada"/>
    </style:style>
    <style:style style:name="T16" style:family="text">
      <style:text-properties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de Interfaces para Dispositivos Móveis</text:p>
      <text:p text:style-name="P2">Grupo de Design View</text:p>
      <text:p text:style-name="P2"/>
      <text:p text:style-name="P4">Alunos: Amanda, Clézio, Glenda, Laís, Maria Angélica, Raphael, Rebeca, Victor Hugo Mota</text:p>
      <text:p text:style-name="P2"/>
      <text:p text:style-name="P3">Aplicativo: Macaxeira</text:p>
      <text:p text:style-name="P3">Usuários do aplicativo: Funcionários de lanchonetes</text:p>
      <text:list xml:id="list2736625197520957570" text:style-name="L1">
        <text:list-header>
          <text:p text:style-name="P6"><text:span text:style-name="T2"/></text:p>
        </text:list-header>
      </text:list>
      <text:p text:style-name="P7"><text:span text:style-name="T2"/></text:p>
      <text:p text:style-name="P8"><text:span text:style-name="T2">Principais padrões de </text:span><text:span text:style-name="T4">design</text:span><text:span text:style-name="T2"> de interface </text:span><text:span text:style-name="T4">a serem usados no aplicativo de forma geral</text:span></text:p>
      <text:p text:style-name="P5"><text:span text:style-name="T2"/></text:p>
      <text:h text:style-name="P27" text:outline-level="2"><text:span text:style-name="T3">1</text:span><text:span text:style-name="T2">. Um objetivo principal por tela</text:span></text:h>
      <text:p text:style-name="P13">Cada tela que nós projetamos deve apoiar um único objetivo principal, uma única ação de real valor para a pessoa usar. Isto faz com que a curva de aprendizado seja menor, e a facilidade de uso maior. Telas que fornecem duas ou mais ações primárias tornam-se muito confusas. Como um artigo escrito deve ter um assunto único e forte, cada tela que <text:span text:style-name="T14">projetamos</text:span> deve apoiar uma ação única e forte, que será a sua razão de ser.</text:p>
      <text:p text:style-name="P13"/>
      <text:h text:style-name="P29" text:outline-level="2"><text:span text:style-name="T5">2</text:span>. Fornecer sempre um “próximo passo”</text:h>
      <text:p text:style-name="P18"><text:span text:style-name="T6"/></text:p>
      <text:p text:style-name="P18"><text:span text:style-name="T7">Não é aconselhável que d</text:span><text:span text:style-name="T6">eterminada ação do </text:span><text:span text:style-name="T7">funcionário no aplicativo</text:span><text:span text:style-name="T6"> seja a sua última. Por isso, é importante sempre projetar um “próximo passo” para cada interação que </text:span><text:span text:style-name="T7">o usuário</text:span><text:span text:style-name="T6"> tem com a nossa interface. Devemos não só fornecer esse novo passo, como também mostrar o que acontecerá nessa próxima interação. </text:span><text:span text:style-name="T7">O funcionário não deve ser abandonado só porque ele</text:span><text:span text:style-name="T6"> já efetuou a interação que </text:span><text:span text:style-name="T7">ele</text:span><text:span text:style-name="T6"> queria, dê a ele um “próximo passo” natural e relevante, que o ajude ainda mais a alcançar seus objetivos.</text:span></text:p>
      <text:p text:style-name="P19"><text:span text:style-name="T1"/></text:p>
      <text:h text:style-name="P28" text:outline-level="2"><text:span text:style-name="T4">3</text:span><text:span text:style-name="T1">. Questões de consistência</text:span></text:h>
      <text:p text:style-name="P13"/>
      <text:p text:style-name="P13"><text:span text:style-name="T14">U</text:span>m elemento da interface não deve parecer com outro a não ser que tenham a mesma função ou comportamento. O oposto disso também é importante, ou seja, elementos que tenham a mesma função ou comportamento não devem ter aparências diferentes pois é para elementos como a aparecer consistente. Devemos nos ater a isso para manter a consistência dos elementos de interface.</text:p>
      <text:p text:style-name="P13"/>
      <text:p text:style-name="P17">As cores do aplicativo Macaxeira</text:p>
      <text:p text:style-name="P17"/>
      <text:p text:style-name="P14">Segundo artigo do site “<text:a xlink:type="simple" xlink:href="http://www.tudodecorparavoce.com.br/celebre-as-cores/as-cores-sao-capazes-de-estimular-a-inteligencia-e-melhorar-o-desempenho-mental/">http://www.tudodecorparavoce.com.br/celebre-as-cores/as-cores-sao-capazes-de-estimular-a-inteligencia-e-melhorar-o-desempenho-mental/</text:a>” as cores são capazes de estimular a inteligência e melhorar o desempenho mental.</text:p>
      <text:p text:style-name="P14">O objetivo é que essas áreas sejam estimuladas nos funcionários que usarão o App Macaxeira, <text:span text:style-name="T15">de forma que eles sejam mais ágeis e, consequentemente, produtivos.</text:span></text:p>
      <text:p text:style-name="P15">Dessa forma, criatividade, concentração e estímulo cerebral são as três habilidades mais importantes que um funcionário deve ter.</text:p>
      <text:p text:style-name="P15">Segue-se, abaixo, uma relação dos tons que mais estimulam essas capacidades na mente humana:</text:p>
      <text:p text:style-name="P15"/>
      <text:p text:style-name="P15"><text:soft-page-break/></text:p>
      <text:p text:style-name="P15"/>
      <text:h text:style-name="P30" text:outline-level="4">“</text:h>
      <text:h text:style-name="P31" text:outline-level="4">Use azuis e verdes relaxantes para aumentar a criatividade</text:h>
      <text:p text:style-name="P10"><text:span text:style-name="T9"/></text:p>
      <text:p text:style-name="P25"><text:span text:style-name="T13">Se seu objetivo é estimular sua imaginação, o efeito calmante do azul pode ser a escolha ideal para o seu espaço de trabalho. Quanto mais suave o tom, maior será o estímulo sobre a criatividade, ajudando as pessoas a darem asas à imaginação e terem ideias mais criativas. O verde tem um efeito semelhante, além de também melhorar as habilidades de leitura.</text:span></text:p>
      <text:p text:style-name="P10"><text:span text:style-name="T13"/></text:p>
      <text:h text:style-name="P33" text:outline-level="4">Tons vermelhos ajudam a desacelerar o cérebro, voltando à concentração para os detalhes</text:h>
      <text:p text:style-name="P10"><text:span text:style-name="T9"/></text:p>
      <text:p text:style-name="P26"><text:span text:style-name="T12">Pensando no vermelho, tente lembrar como o sinal de pare desencadeia uma reação mental que faz você desacelerar e prestar atenção aos detalhes. Sendo assim, trabalhar em um ambiente em tons rosados pode ajudar na realização de tarefas mais precisas. Se você for revisor ou precisar recorrer à memória no trabalho, o vermelho rubi pode ser a cor ideal.</text:span></text:p>
      <text:p text:style-name="P16"/>
      <text:p text:style-name="P13"/>
      <text:h text:style-name="P32" text:outline-level="4"><text:span text:style-name="T16">Amarelos solares e laranjas revigorantes estimulam o cérebro</text:span></text:h>
      <text:p text:style-name="P9"/>
      <text:p text:style-name="P11">Por que o amarelo é uma cor que se nota de imediato? É a primeira a chamar a atenção em um ambiente. Além de estimular a mente, as cores solares ativam a produção de serotonina. Quando esse hormônio é liberado no corpo ele produz uma sensação de bem-estar. Que humor não melhoraria em um ambiente alegre?</text:p>
      <text:p text:style-name="P12"><text:span text:style-name="T12">Segundo alguns, o laranja é a melhor cor para estimular o aprendizado. Outros acham que ele também melhora a oxigenação do cérebro, produzindo um efeito revigorante, estimulando a atividade mental.</text:span></text:p>
      <text:p text:style-name="P20"><text:span text:style-name="T11">”</text:span></text:p>
      <text:p text:style-name="P23"><text:span text:style-name="T11">As fontes do aplicativo Macaxeira</text:span></text:p>
      <text:p text:style-name="P23"><text:span text:style-name="T11"/></text:p>
      <text:p text:style-name="P21"><text:span text:style-name="T9">As fontes </text:span><text:span text:style-name="T8">Sans Serif</text:span><text:span text:style-name="T9"> são mais modernas e são o padrão para o </text:span><text:span text:style-name="T10">mundo de aplicativos móveis e </text:span><text:span text:style-name="T9">do web design. Elas tem uma aparência mais simples e mais “limpa”, sendo consideradas mais fáceis de serem lidas </text:span><text:span text:style-name="T10">nos meios digitais.</text:span></text:p>
      <text:p text:style-name="P22"><text:span text:style-name="T9">Exemplos: Helvetica, Arial, Verdana.</text:span></text:p>
      <text:p text:style-name="P22"><text:span text:style-name="T9"/></text:p>
      <text:p text:style-name="P24"><text:span text:style-name="T8">Características principais das fontes sans serif:</text:span></text:p>
      <text:p text:style-name="P22"><text:span text:style-name="T9"/></text:p>
      <text:p text:style-name="P22"><text:span text:style-name="T9">-Modernas</text:span></text:p>
      <text:p text:style-name="P22"><text:span text:style-name="T9">-Minimalistas</text:span></text:p>
      <text:p text:style-name="P22"><text:span text:style-name="T9">-Amigáveis</text:span></text:p>
      <text:p text:style-name="P22"><text:span text:style-name="T9">-Ideal para a web</text:span></text:p>
      <text:p text:style-name="P22"><text:span text:style-name="T8">-Funciona bem em telas pequenas</text:span></text:p>
      <text:p text:style-name="P22"><text:span text:style-name="T8"/></text:p>
      <text:p text:style-name="P22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HelveticaNeueW01-45Ligh" svg:font-family="HelveticaNeueW01-45Ligh, HelveticaRegular"/>
    <style:font-face style:name="Mangal1" svg:font-family="Mangal"/>
    <style:font-face style:name="colour sansregular" svg:font-family="'colour sansregular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2T08:51:33.161000000</meta:creation-date>
    <dc:date>2014-09-02T11:03:23.380000000</dc:date>
    <meta:editing-duration>PT11M6S</meta:editing-duration>
    <meta:editing-cycles>1</meta:editing-cycles>
    <meta:document-statistic meta:table-count="0" meta:image-count="0" meta:object-count="0" meta:page-count="2" meta:paragraph-count="36" meta:word-count="669" meta:character-count="4183" meta:non-whitespace-character-count="3550"/>
    <meta:generator>LibreOffice/4.2.0.4$Windows_x86 LibreOffice_project/05dceb5d363845f2cf968344d7adab8dcfb2ba71</meta:generator>
  </office:meta>
</office:document-meta>
</file>